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507in" fo:margin-left="-0.075in" table:align="left" style:writing-mode="lr-tb"/>
    </style:style>
    <style:style style:name="Table2.A" style:family="table-column">
      <style:table-column-properties style:column-width="3.3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507in" fo:margin-left="-0.075in" table:align="left" style:writing-mode="lr-tb"/>
    </style:style>
    <style:style style:name="Table3.A" style:family="table-column">
      <style:table-column-properties style:column-width="3.3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Rubrik_20_1" style:master-page-name="Standard">
      <style:paragraph-properties fo:margin-top="0.1665in" fo:margin-bottom="0.0835in" style:page-number="auto"/>
    </style:style>
    <style:style style:name="P2" style:family="paragraph" style:parent-style-name="Brödtext" style:list-style-name="WWNum1"/>
    <style:style style:name="P3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T1" style:family="text">
      <style:text-properties style:font-name-asian="Nimbus Sans L1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: Explode Bomb</text:span></text:p>
      <text:p text:style-name="Brödtext"><text:span text:style-name="T2">This should be max 2 pages. If longer use include (or extend) other use case (i.e. refactor)</text:span></text:p>
      <text:p text:style-name="Brödtext">Short description: When a bomb explodes</text:p>
      <text:p text:style-name="Brödtext">Priority: high</text:p>
      <text:p text:style-name="Brödtext">Extends or Includes: UC Standing on Fire, comes right after UC PutOutBomb</text:p>
      <text:p text:style-name="Brödtext">Participating actors</text:p>
      <text:list xml:id="list8668775668862898870" text:style-name="WWNum1">
        <text:list-item>
          <text:p text:style-name="P2">Player 1</text:p>
        </text:list-item>
      </text:list>
      <text:p text:style-name="Brödtext">Normal flow of events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Actor</text:p>
          </table:table-cell>
          <table:table-cell table:style-name="Table1.A1" office:value-type="string">
            <text:p text:style-name="P3">System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 bomb explodes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Fire is put out accordingly to the players firepower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A timer counts down and when reached zero it puts out the fire</text:p>
          </table:table-cell>
        </table:table-row>
      </table:table>
      <text:p text:style-name="Brödtext"/>
      <text:p text:style-name="Brödtext">Alternate flow: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Actor</text:p>
          </table:table-cell>
          <table:table-cell table:style-name="Table2.A1" office:value-type="string">
            <text:p text:style-name="P3">System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A bomb explodes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Fire is put out accordingly to the players firepower.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If fire spreads to an obstacle(Block or Box) it stops spreading further in that direction. If the obstacle is a box the box is turned into fire and destroyed.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A timer counts down and when reached zero it puts out the fire</text:p>
          </table:table-cell>
        </table:table-row>
      </table:table>
      <text:p text:style-name="Brödtext"/>
      <text:p text:style-name="Brödtext">Alternate flow: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3">Actor</text:p>
          </table:table-cell>
          <table:table-cell table:style-name="Table3.A1" office:value-type="string">
            <text:p text:style-name="P3">System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A bomb explodes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Fire is put out accordingly to the players firepower.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If fire spreads to a tile where a player is standing the player dies (See UC StandingOnFire).</text:p>
          </table:table-cell>
        </table:table-row>
      </table:table>
      <text:p text:style-name="Brödtext"><text:bookmark text:name="_GoBack"/><text:soft-page-break/></text:p>
      <text:p text:style-name="Brödtext">Exeptional flow:</text:p>
      <text:p text:style-name="P3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creator>Epoxy</dc:creator>
    <dc:date>2012-05-07T12:23:00</dc:date>
    <meta:editing-cycles>53</meta:editing-cycles>
    <meta:editing-duration>PT1M12S</meta:editing-duration>
    <meta:generator>OpenOffice.org/3.4$Win32 OpenOffice.org_project/340m1$Build-9590</meta:generator>
    <meta:document-statistic meta:table-count="3" meta:image-count="0" meta:object-count="0" meta:page-count="2" meta:paragraph-count="28" meta:word-count="172" meta:character-count="961"/>
    <meta:template xlink:type="simple" xlink:actuate="onRequest" xlink:title="Normal.dotm" xlink:href=""/>
  </office:meta>
</office:document-meta>
</file>